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F1A983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5" style:family="table-cell" style:parent-style-name="Hyperlink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467886" fo:font-size="14pt" style:font-size-asian="14pt" style:font-size-complex="14pt" style:text-underline-style="solid" style:text-underline-type="single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F00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C000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E97132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5" style:family="table-cell" style:parent-style-name="Hyperlink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fo:color="#467886" fo:font-size="14pt" style:font-size-asian="14pt" style:font-size-complex="14pt" style:text-underline-style="solid" style:text-underline-type="single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00B05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3.30729166666667cm" style:use-optimal-column-width="true"/>
    </style:style>
    <style:style style:name="co2" style:family="table-column">
      <style:table-column-properties fo:break-before="auto" style:column-width="13.17625cm" style:use-optimal-column-width="true"/>
    </style:style>
    <style:style style:name="co3" style:family="table-column">
      <style:table-column-properties fo:break-before="auto" style:column-width="17.6477083333333cm"/>
    </style:style>
    <style:style style:name="co4" style:family="table-column">
      <style:table-column-properties fo:break-before="auto" style:column-width="9.1281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5.25pt" style:use-optimal-row-height="true" fo:break-before="auto"/>
    </style:style>
    <style:style style:name="ro2" style:family="table-row">
      <style:table-row-properties style:row-height="409.5pt" style:use-optimal-row-height="true" fo:break-before="auto"/>
    </style:style>
    <style:style style:name="ro3" style:family="table-row">
      <style:table-row-properties style:row-height="379.5pt" style:use-optimal-row-height="true" fo:break-before="auto"/>
    </style:style>
    <style:style style:name="ro4" style:family="table-row">
      <style:table-row-properties style:row-height="113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LEVELS</text:p>
          </table:table-cell>
          <table:table-cell office:value-type="string" table:style-name="ce2">
            <text:p>ESCALATION LEVELS</text:p>
          </table:table-cell>
          <table:table-cell office:value-type="string" table:style-name="ce2">
            <text:p>Mail Id's</text:p>
          </table:table-cell>
          <table:table-cell office:value-type="string" table:style-name="ce2">
            <text:p>PART REJECTION(in %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EVEL 5</text:p>
          </table:table-cell>
          <table:table-cell office:value-type="string" table:style-name="ce4">
            <text:p>Auto Mail To CEO</text:p>
          </table:table-cell>
          <table:table-cell office:value-type="string" table:style-name="ce5">
            <text:p><text:a xlink:href="mailto:anurag.khurana@prettl.com">anurag.khurana@prettl.com, mahesh.bv@prettl.com, nagaraj.cm@prettl.com, shishir.cn@prettl.com, basavaraj.hiremath@prettl.com, shopfloor.prebo01@prettl.com</text:a></text:p>
          </table:table-cell>
          <table:table-cell office:value-type="string" table:style-name="ce6">
            <text:p>More than 3%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EVEL 4</text:p>
          </table:table-cell>
          <table:table-cell office:value-type="string" table:style-name="ce4">
            <text:p>Auto Mail To Plant Manager</text:p>
          </table:table-cell>
          <table:table-cell office:value-type="string" table:style-name="ce5">
            <text:p>mahesh.bv@prettl.com, nagaraj.cm@prettl.com, shishir.cn@prettl.com, basavaraj.hiremath@prettl.com, shopfloor.prebo01@prettl.com</text:p>
          </table:table-cell>
          <table:table-cell office:value-type="string" table:style-name="ce7">
            <text:p>More than 2%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EVEL 3</text:p>
          </table:table-cell>
          <table:table-cell office:value-type="string" table:style-name="ce8">
            <text:p>Auto Mail To Quality Manager &amp; Production Manager</text:p>
          </table:table-cell>
          <table:table-cell office:value-type="string" table:style-name="ce5">
            <text:p>nagaraj.cm@prettl.com, shishir.cn@prettl.com, basavaraj.hiremath@prettl.com, shopfloor.prebo01@prettl.com</text:p>
          </table:table-cell>
          <table:table-cell office:value-type="string" table:style-name="ce9">
            <text:p>More than 1.5%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LEVEL 2</text:p>
          </table:table-cell>
          <table:table-cell office:value-type="string" table:style-name="ce11">
            <text:p>Auto Mail To Quality Incharge</text:p>
          </table:table-cell>
          <table:table-cell office:value-type="string" table:style-name="ce5">
            <text:p>basavaraj.hiremath@prettl.com, shopfloor.prebo01@prettl.com</text:p>
          </table:table-cell>
          <table:table-cell office:value-type="string" table:style-name="ce12">
            <text:p>More than 1%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LEVEL 1</text:p>
          </table:table-cell>
          <table:table-cell office:value-type="string" table:style-name="ce14">
            <text:p>Auto Mail To Production Incharge</text:p>
          </table:table-cell>
          <table:table-cell office:value-type="string" table:style-name="ce15">
            <text:p><text:s/>shopfloor.prebo01@prettl.com</text:p>
          </table:table-cell>
          <table:table-cell office:value-type="string" table:style-name="ce16">
            <text:p>More than 0.75%</text:p>
          </table:table-cell>
          <table:table-cell table:number-columns-repeated="16380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Prakash, Suriya</meta:initial-creator>
    <dc:creator>Prakash, Suriya</dc:creator>
    <meta:creation-date>2025-02-24T09:06:42Z</meta:creation-date>
    <dc:date>2025-02-24T09:08:22Z</dc:date>
  </office:meta>
</office:document-meta>
</file>